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27d938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366f3ce6" officeooo:paragraph-rsid="366f3ce6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25946d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278b31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3819c1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65b0e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49d598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8253c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9fe8f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86699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b200c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a1fa48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27895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173f3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b11bb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08fef4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4d3bef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42800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de0985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2565d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43060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5f7276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46b517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6106f5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5ffbc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a7920b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e1fdcc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7923d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3e663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cef604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c0f343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c8900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c30d16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68855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ed1f23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574ae4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5647b3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fef9ce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030713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00a56b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c5ac9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8d72d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f1d10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2881e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f1a8c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a63d4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cdba8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2f4d68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330eb5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3120d4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35edd6ec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1d30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e9af4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b5cc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de098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d297b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d8575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a1544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ad1a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9f13c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9178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3675b92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3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1d30a8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25946d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3819c1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646b517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a9391e" style:font-name-asian="標楷體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1c1c1c" style:font-name="Liberation Serif" fo:font-size="17pt" style:text-underline-style="none" fo:font-weight="bold" officeooo:rsid="35edd6ec" officeooo:paragraph-rsid="366eee06" style:font-name-asian="標楷體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paragraph-properties fo:break-before="page"/>
      <style:text-properties fo:color="#1c1c1c" style:font-name="Liberation Serif" fo:font-size="17pt" style:text-underline-style="none" fo:font-weight="bold" officeooo:rsid="3449857d" officeooo:paragraph-rsid="357d9a58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font-name-complex="標楷體"/>
    </style:style>
    <style:style style:name="T2" style:family="text">
      <style:text-properties officeooo:rsid="1d9a4dd1" style:font-name-complex="標楷體"/>
    </style:style>
    <style:style style:name="T3" style:family="text">
      <style:text-properties officeooo:rsid="325a12c2" style:font-name-complex="標楷體"/>
    </style:style>
    <style:style style:name="T4" style:family="text">
      <style:text-properties officeooo:rsid="1d765d1e" style:font-name-complex="標楷體"/>
    </style:style>
    <style:style style:name="T5" style:family="text">
      <style:text-properties officeooo:rsid="2f7a955a" style:font-name-complex="標楷體"/>
    </style:style>
    <style:style style:name="T6" style:family="text">
      <style:text-properties officeooo:rsid="36c651c8" style:font-name-complex="標楷體"/>
    </style:style>
    <style:style style:name="T7" style:family="text">
      <style:text-properties officeooo:rsid="36de0985" style:font-name-complex="標楷體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officeooo:rsid="42628469" style:font-style-asian="normal" style:font-name-complex="標楷體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officeooo:rsid="3b16057e" style:font-style-asian="normal" style:font-name-complex="標楷體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font-name-complex="標楷體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16057e" style:font-style-asian="normal" style:font-name-complex="標楷體" style:font-style-complex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16057e" style:font-style-asian="normal" style:font-name-complex="標楷體" style:text-emphasize="none"/>
    </style:style>
    <style:style style:name="T13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14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font-name-complex="標楷體" style:text-emphasize="none"/>
    </style:style>
    <style:style style:name="T1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449857d" style:font-style-asian="normal" style:font-name-complex="標楷體" style:text-emphasize="none"/>
    </style:style>
    <style:style style:name="T1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0b326dd" style:font-style-asian="normal" style:font-name-complex="標楷體" style:text-emphasize="none"/>
    </style:style>
    <style:style style:name="T17" style:family="text">
      <style:text-properties officeooo:rsid="325a12c2"/>
    </style:style>
    <style:style style:name="T18" style:family="text">
      <style:text-properties style:font-name="標楷體1"/>
    </style:style>
    <style:style style:name="T19" style:family="text">
      <style:text-properties style:font-name="標楷體1" officeooo:rsid="335c88fa"/>
    </style:style>
    <style:style style:name="T20" style:family="text">
      <style:text-properties style:font-name="標楷體1" style:font-name-asian="標楷體1"/>
    </style:style>
    <style:style style:name="T21" style:family="text">
      <style:text-properties style:font-name="標楷體1" officeooo:rsid="359734f3" style:font-name-asian="標楷體1"/>
    </style:style>
    <style:style style:name="T22" style:family="text">
      <style:text-properties style:font-name="標楷體1" officeooo:rsid="36e9af45" style:font-name-asian="標楷體1"/>
    </style:style>
    <style:style style:name="T23" style:family="text">
      <style:text-properties officeooo:rsid="335c88fa"/>
    </style:style>
    <style:style style:name="T24" style:family="text">
      <style:text-properties officeooo:rsid="3525946d"/>
    </style:style>
    <style:style style:name="T25" style:family="text">
      <style:text-properties officeooo:rsid="355b9bc0"/>
    </style:style>
    <style:style style:name="T26" style:family="text">
      <style:text-properties officeooo:rsid="2f7a955a"/>
    </style:style>
    <style:style style:name="T27" style:family="text">
      <style:text-properties officeooo:rsid="3449857d"/>
    </style:style>
    <style:style style:name="T28" style:family="text">
      <style:text-properties fo:color="#010101" style:font-name="標楷體1" fo:font-size="15pt" style:font-name-asian="標楷體1" style:font-size-asian="15pt" style:font-size-complex="15pt"/>
    </style:style>
    <style:style style:name="T29" style:family="text">
      <style:text-properties fo:color="#010101" style:font-name="標楷體1" fo:font-size="11pt" style:font-size-asian="11pt" style:font-size-complex="11pt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fo:color="#333333"/>
    </style:style>
    <style:style style:name="T32" style:family="text">
      <style:text-properties fo:color="#333333" style:text-outline="false" style:text-line-through-style="none" style:text-line-through-type="none" style:text-position="0% 100%" fo:font-style="normal" fo:text-shadow="none" officeooo:rsid="3fa4dedd" style:font-style-asian="normal" style:font-name-complex="標楷體" style:text-emphasize="none"/>
    </style:style>
    <style:style style:name="T33" style:family="text">
      <style:text-properties fo:color="#333333" style:text-outline="false" style:text-line-through-style="none" style:text-line-through-type="none" style:text-position="0% 100%" fo:font-style="normal" fo:text-shadow="none" officeooo:rsid="35a8bd7a" style:font-style-asian="normal" style:font-name-complex="標楷體" style:text-emphasize="none"/>
    </style:style>
    <style:style style:name="T34" style:family="text">
      <style:text-properties fo:color="#333333" officeooo:rsid="355b9bc0"/>
    </style:style>
    <style:style style:name="T35" style:family="text">
      <style:text-properties officeooo:rsid="36c651c8"/>
    </style:style>
    <style:style style:name="T36" style:family="text">
      <style:text-properties officeooo:rsid="36de0985" style:font-name-asian="Arial1" style:font-name-complex="標楷體"/>
    </style:style>
    <style:style style:name="T37" style:family="text">
      <style:text-properties officeooo:rsid="36e9af4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81208085" text:style-name="L1">
        <text:list-item>
          <text:p text:style-name="P1"><text:bookmark-start text:name="人類文明的 實驗"/><text:span text:style-name="T1">人類</text:span><text:span text:style-name="T2">文明</text:span><text:span text:style-name="T3">的 </text:span><text:span text:style-name="T4">實驗</text:span><text:bookmark-end text:name="人類文明的 實驗"/></text:p>
          <text:list>
            <text:list-item>
              <text:p text:style-name="P1">史丹利<text:span text:style-name="T8">·</text:span>米爾格拉姆的<text:span text:style-name="T17"> </text:span>服從的行為研究。</text:p>
            </text:list-item>
            <text:list-item>
              <text:p text:style-name="P1">米爾格倫電擊實驗。</text:p>
              <text:list>
                <text:list-item>
                  <text:p text:style-name="P1">權威、服從 實驗。</text:p>
                </text:list-item>
                <text:list-item>
                  <text:p text:style-name="P1">權威的實驗人員、服從的老師角色。</text:p>
                </text:list-item>
              </text:list>
            </text:list-item>
            <text:list-item>
              <text:p text:style-name="P1"><text:span text:style-name="T18">MK U</text:span><text:span text:style-name="T19">ltra</text:span><text:span text:style-name="T23">。</text:span></text:p>
              <text:list>
                <text:list-item>
                  <text:p text:style-name="P2"><text:span text:style-name="T20">使用 LSD</text:span>。</text:p>
                </text:list-item>
                <text:list-item>
                  <text:p text:style-name="P2">使用 次聲波。</text:p>
                </text:list-item>
              </text:list>
            </text:list-item>
            <text:list-item>
              <text:p text:style-name="P1">巴普洛夫的狗。</text:p>
              <text:list>
                <text:list-item>
                  <text:p text:style-name="P1">古典制約。</text:p>
                </text:list-item>
              </text:list>
            </text:list-item>
            <text:list-item>
              <text:p text:style-name="P1">史金納箱。</text:p>
              <text:list>
                <text:list-item>
                  <text:p text:style-name="P1">操作制約。</text:p>
                  <text:list>
                    <text:list-item>
                      <text:p text:style-name="P1">正向強化、負向強化、正向懲罰、負向懲罰。</text:p>
                    </text:list-item>
                    <text:list-item>
                      <text:p text:style-name="P1">隨機性強化。</text:p>
                    </text:list-item>
                  </text:list>
                </text:list-item>
                <text:list-item>
                  <text:p text:style-name="P1">老鼠 按壓 拉桿，取得 食物。</text:p>
                </text:list-item>
                <text:list-item>
                  <text:p text:style-name="P1">鴿子。</text:p>
                </text:list-item>
              </text:list>
            </text:list-item>
            <text:list-item>
              <text:p text:style-name="P1">史丹佛監獄實驗。</text:p>
            </text:list-item>
            <text:list-item>
              <text:p text:style-name="P1">鏡像神經元實驗。</text:p>
              <text:list>
                <text:list-item>
                  <text:p text:style-name="P52">大象、海豚、鯨魚、猴子、大猩猩、黑猩猩 的 面前放鏡子、臉上（事前）被（偷）塗點。</text:p>
                </text:list-item>
              </text:list>
            </text:list-item>
          </text:list>
        </text:list-item>
        <text:list-item>
          <text:p text:style-name="P62"><text:bookmark-start text:name="歷史"/>歷史<text:bookmark-end text:name="歷史"/></text:p>
          <text:list>
            <text:list-item>
              <text:p text:style-name="P53">贖罪券。</text:p>
            </text:list-item>
            <text:list-item>
              <text:p text:style-name="P53"><text:span text:style-name="T22">30年</text:span><text:span text:style-name="T37">戰爭</text:span>。</text:p>
            </text:list-item>
            <text:list-item>
              <text:p text:style-name="P52">科學革命。</text:p>
              <text:list>
                <text:list-item>
                  <text:p text:style-name="P52">數學、古典物理。</text:p>
                  <text:list>
                    <text:list-item>
                      <text:p text:style-name="P52">微積分、古典力學、牛頓三大定律。</text:p>
                    </text:list-item>
                  </text:list>
                </text:list-item>
                <text:list-item>
                  <text:p text:style-name="P52">（歐洲）（思想）啟蒙運動。</text:p>
                  <text:list>
                    <text:list-item>
                      <text:p text:style-name="P52">源自於 法國。</text:p>
                    </text:list-item>
                    <text:list-item>
                      <text:p text:style-name="P54">理性思薇、邏輯思維、科學思想、驗證思想 進入到、跨領域移植到 社會領域。</text:p>
                      <text:list>
                        <text:list-item>
                          <text:p text:style-name="P55">科學定律 →<text:span text:style-name="T35"> 人的定律、社會定律</text:span> →<text:span text:style-name="T35"> 法律、統治制度</text:span>。</text:p>
                        </text:list-item>
                        <text:list-item>
                          <text:p text:style-name="P54">試圖使用 統計、數學（找出 規律、公式、數學模型）解決 社會問題。</text:p>
                        </text:list-item>
                      </text:list>
                    </text:list-item>
                    <text:list-item>
                      <text:p text:style-name="P54">啟蒙思想家。</text:p>
                      <text:list>
                        <text:list-item>
                          <text:p text:style-name="P54">孟德斯鳩。</text:p>
                        </text:list-item>
                        <text:list-item>
                          <text:p text:style-name="P52">康德、盧梭、伏爾泰。</text:p>
                        </text:list-item>
                        <text:list-item>
                          <text:p text:style-name="P52">孔德賽。</text:p>
                        </text:list-item>
                      </text:list>
                    </text:list-item>
                    <text:list-item>
                      <text:p text:style-name="P56">百科全書。</text:p>
                      <text:list>
                        <text:list-item>
                          <text:p text:style-name="P57">狄德羅 主編。</text:p>
                        </text:list-item>
                        <text:list-item>
                          <text:p text:style-name="P57">孟德斯鳩、盧梭、伏爾泰、孔德賽 協助。</text:p>
                        </text:list-item>
                      </text:list>
                    </text:list-item>
                    <text:list-item>
                      <text:p text:style-name="P52">化學。</text:p>
                      <text:list>
                        <text:list-item>
                          <text:p text:style-name="P57">拉瓦西。</text:p>
                        </text:list-item>
                      </text:list>
                    </text:list-item>
                  </text:list>
                </text:list-item>
                <text:list-item>
                  <text:p text:style-name="P52">第一次工業革命。</text:p>
                  <text:list>
                    <text:list-item>
                      <text:p text:style-name="P58">紡織機、（使用）蒸汽（動力的抽水）機。</text:p>
                      <text:list>
                        <text:list-item>
                          <text:p text:style-name="P58">使用 生活經驗、實驗測試。</text:p>
                        </text:list-item>
                      </text:list>
                    </text:list-item>
                    <text:list-item>
                      <text:p text:style-name="P58">瓦特的 蒸汽機。</text:p>
                      <text:list>
                        <text:list-item>
                          <text:p text:style-name="P58">從 往復運動 變成 圓周運動。</text:p>
                        </text:list-item>
                        <text:list-item>
                          <text:p text:style-name="P59">使用 生活經驗、實驗測試、數學、古典物理。</text:p>
                        </text:list-item>
                      </text:list>
                    </text:list-item>
                    <text:list-item>
                      <text:p text:style-name="P52">源自於 經濟發展（的需求）。</text:p>
                      <text:list>
                        <text:list-item>
                          <text:p text:style-name="P60">科學發展 源於 現實生活（的需求）。</text:p>
                        </text:list-item>
                      </text:list>
                    </text:list-item>
                  </text:list>
                </text:list-item>
                <text:list-item>
                  <text:p text:style-name="P52">美國獨立戰爭、美國獨立宣言。</text:p>
                </text:list-item>
                <text:list-item>
                  <text:p text:style-name="P52">法國大革命、人權與公民權宣言。</text:p>
                </text:list-item>
                <text:list-item>
                  <text:p text:style-name="P52">拿破崙（法國）政變。</text:p>
                </text:list-item>
                <text:list-item>
                  <text:p text:style-name="P52">歐洲國家 進行 全球殖民。</text:p>
                  <text:list>
                    <text:list-item>
                      <text:p text:style-name="P52">主要是 大英帝國、法國。</text:p>
                    </text:list-item>
                    <text:list-item>
                      <text:p text:style-name="P52">啟蒙運動 從 歐洲 傳承到 全球。</text:p>
                    </text:list-item>
                    <text:list-item>
                      <text:p text:style-name="P52">民族運動。</text:p>
                    </text:list-item>
                  </text:list>
                </text:list-item>
                <text:list-item>
                  <text:p text:style-name="P52">第一次世界大戰、第二次世界大戰。</text:p>
                  <text:list>
                    <text:list-item>
                      <text:p text:style-name="P61">民族思想、民族主義、民族信念 衝突、矛盾 造成、爆發 戰爭。</text:p>
                    </text:list-item>
                  </text:list>
                </text:list-item>
                <text:list-item>
                  <text:p text:style-name="P52">化學、電磁學、進化論。</text:p>
                </text:list-item>
                <text:list-item>
                  <text:p text:style-name="P52">第二次工業革命。</text:p>
                  <text:list>
                    <text:list-item>
                      <text:p text:style-name="P52">電器。</text:p>
                    </text:list-item>
                  </text:list>
                </text:list-item>
                <text:list-item>
                  <text:p text:style-name="P52">相對論、量子力學。</text:p>
                </text:list-item>
              </text:list>
            </text:list-item>
          </text:list>
        </text:list-item>
        <text:list-item>
          <text:p text:style-name="P63"><text:bookmark-start text:name="文藝復興"/>文藝復興<text:bookmark-end text:name="文藝復興"/></text:p>
          <text:list>
            <text:list-item>
              <text:p text:style-name="P3">復興 基督教出現以前的 一切。</text:p>
              <text:list>
                <text:list-item>
                  <text:p text:style-name="P3">復興 古希臘、古羅馬 的 文化、藝術、繪畫、雕刻、建築、思想、哲學、文學、天文、地理。</text:p>
                  <text:list>
                    <text:list-item>
                      <text:p text:style-name="P3">明顯例子，拉斐爾的 雅典學院（畫）。</text:p>
                    </text:list-item>
                  </text:list>
                </text:list-item>
                <text:list-item>
                  <text:p text:style-name="P3">翻天覆地的 改變 歐洲的 思想、哲學、科學、文學、藝術、文化、法律、政治、經濟。</text:p>
                </text:list-item>
                <text:list-item>
                  <text:p text:style-name="P3">（仍然）擁有 基督教 信仰。</text:p>
                </text:list-item>
              </text:list>
            </text:list-item>
            <text:list-item>
              <text:p text:style-name="P64">以人為本。</text:p>
              <text:list>
                <text:list-item>
                  <text:p text:style-name="P3">從 原本的 以神為本，變成<text:span text:style-name="T24"> 以人為本。</text:span></text:p>
                  <text:list>
                    <text:list-item>
                      <text:p text:style-name="P4">從 原本的 以神為重心、以神為出發點，變成<text:span text:style-name="T24"> 以人為重心、以人為出發點</text:span>。</text:p>
                    </text:list-item>
                  </text:list>
                </text:list-item>
              </text:list>
            </text:list-item>
            <text:list-item>
              <text:p text:style-name="P4">梅迪奇家族。</text:p>
            </text:list-item>
            <text:list-item>
              <text:p text:style-name="P4">文藝復興的 三傑，達文西、米開朗基羅、拉斐爾。</text:p>
            </text:list-item>
            <text:list-item>
              <text:p text:style-name="P4">畫的 內容 真實、大自然。</text:p>
              <text:list>
                <text:list-item>
                  <text:p text:style-name="P5">畫的 內容，從 宗教 變成 真實、大自然。</text:p>
                </text:list-item>
              </text:list>
            </text:list-item>
          </text:list>
        </text:list-item>
        <text:list-item>
          <text:p text:style-name="P65"><text:bookmark-start text:name="啟蒙運動"/>啟蒙運動<text:bookmark-end text:name="啟蒙運動"/></text:p>
          <text:list>
            <text:list-item>
              <text:p text:style-name="P6">明顯例子，<text:span text:style-name="T20">（</text:span><text:span text:style-name="T21">YouTube</text:span><text:span text:style-name="T20">）【讀書時間】一節課時間，思想啟蒙運動+法國大革命</text:span> 全搞懂！。</text:p>
              <text:list>
                <text:list-item>
                  <text:p text:style-name="P5">啟蒙思想。</text:p>
                </text:list-item>
                <text:list-item>
                  <text:p text:style-name="P7">（約翰<text:span text:style-name="T8">·</text:span>洛克 的）政府論 認定，政府 服務 人民。</text:p>
                  <text:list>
                    <text:list-item>
                      <text:p text:style-name="P8">個體的 個體權力、個體權利 不是 政府給予、後天賦予、長大才有。</text:p>
                    </text:list-item>
                    <text:list-item>
                      <text:p text:style-name="P8">個體的 個體權力、個體權利 是 與生俱來、先天就有、一出生就有。</text:p>
                      <text:list>
                        <text:list-item>
                          <text:p text:style-name="P9">明顯例子，人權、生命權、自由權、隱私權。</text:p>
                        </text:list-item>
                      </text:list>
                    </text:list-item>
                    <text:list-item>
                      <text:p text:style-name="P10">個體的 群體權力、群體權利 是 群體給予、後天賦予、有職位才有。</text:p>
                      <text:list>
                        <text:list-item>
                          <text:p text:style-name="P11">明顯例子，管理、指揮 其他個體的 權力、權利、權限（<text:span text:style-name="T10">Power limit</text:span><text:span text:style-name="T13">）</text:span>。</text:p>
                          <text:list>
                            <text:list-item>
                              <text:p text:style-name="P69">（權限（<text:span text:style-name="T10">Power limit</text:span><text:span text:style-name="T13">）</text:span><text:span text:style-name="T9">的相關描述在 </text:span><text:span text:style-name="T12">新生之書</text:span><text:span text:style-name="T9">的 </text:span><text:span text:style-name="T11">_</text:span><text:span text:style-name="T9"> 文件群的 </text:span><text:span text:style-name="T12">權力</text:span><text:span text:style-name="T9">的 </text:span><text:span text:style-name="T12">權限</text:span><text:span text:style-name="T13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">（孟德斯鳩 的）論法的精神。</text:p>
                  <text:list>
                    <text:list-item>
                      <text:p text:style-name="P13">三權分立、優良的刑法。</text:p>
                      <text:list>
                        <text:list-item>
                          <text:p text:style-name="P14">三權 是 行政權、立法權、司法權。</text:p>
                        </text:list-item>
                      </text:list>
                    </text:list-item>
                    <text:list-item>
                      <text:p text:style-name="P15">建立、維護 政權，要靠 法律。</text:p>
                      <text:list>
                        <text:list-item>
                          <text:p text:style-name="P16">政權 是 政治權力、政治權利、政治權限。</text:p>
                        </text:list-item>
                      </text:list>
                    </text:list-item>
                    <text:list-item>
                      <text:p text:style-name="P17">法律 要體現、要實現，領導層、國民群、群體 的 精神。</text:p>
                      <text:list>
                        <text:list-item>
                          <text:p text:style-name="P15">法律、教育、國家、組織 要體現、要實現，領導層、國民群、群體 的 精神。</text:p>
                        </text:list-item>
                      </text:list>
                    </text:list-item>
                    <text:list-item>
                      <text:p text:style-name="P18">法律 是由 <text:span text:style-name="T26">領導層的 </text:span>制度 決定。</text:p>
                      <text:list>
                        <text:list-item>
                          <text:p text:style-name="P19"><text:span text:style-name="T5">領導層的 </text:span><text:span text:style-name="T1">制度 </text:span><text:span text:style-name="T36">↔</text:span><text:span text:style-name="T7"> </text:span><text:span text:style-name="T6">統治制度、</text:span><text:span text:style-name="T7">管理</text:span><text:span text:style-name="T1">（領導層、國民群、群體 的</text:span><text:span text:style-name="T13">）</text:span><text:span text:style-name="T6">制度</text:span>。</text:p>
                        </text:list-item>
                        <text:list-item>
                          <text:p text:style-name="P20">法律 是由 <text:span text:style-name="T26">領導層的 </text:span>制度、結構、架構、權力依據、權利根基、權限來源 決定。</text:p>
                        </text:list-item>
                        <text:list-item>
                          <text:p text:style-name="P21"><text:span text:style-name="T26">領導層的 </text:span>制度 的 明顯例子，神權制、獨裁制、君主制、共和制、金權制、群體制。</text:p>
                          <text:list>
                            <text:list-item>
                              <text:p text:style-name="P22">共和制 的 明顯例子，貴族共和制、民主共和制。</text:p>
                            </text:list-item>
                          </text:list>
                        </text:list-item>
                        <text:list-item>
                          <text:p text:style-name="P23">神權制的 法律，以 宗教 為 出發點、中心思想 →<text:span text:style-name="T25"> </text:span>為了 服務 宗教 而 存在、變化。</text:p>
                          <text:list>
                            <text:list-item>
                              <text:p text:style-name="P24">有 身分、教籍 才有機會 進入 領導層。</text:p>
                            </text:list-item>
                            <text:list-item>
                              <text:p text:style-name="P24">明顯例子，梵諦岡。</text:p>
                            </text:list-item>
                            <text:list-item>
                              <text:p text:style-name="P24">群體 帶著 信仰心，為 宗教 服務。</text:p>
                            </text:list-item>
                          </text:list>
                        </text:list-item>
                        <text:list-item>
                          <text:p text:style-name="P23">獨裁制的 法律，以 獨裁者 為 出發點、中心思想 →<text:span text:style-name="T25"> </text:span>為了 服務 獨裁者 而 存在。</text:p>
                          <text:list>
                            <text:list-item>
                              <text:p text:style-name="P25">獨裁者 凌駕於 貴族。</text:p>
                              <text:list>
                                <text:list-item>
                                  <text:p text:style-name="P25">獨裁者 大權在握。</text:p>
                                </text:list-item>
                                <text:list-item>
                                  <text:p text:style-name="P25">貴族 權力不大。</text:p>
                                </text:list-item>
                              </text:list>
                            </text:list-item>
                            <text:list-item>
                              <text:p text:style-name="P25">明顯例子，中國的 朱元璋。</text:p>
                            </text:list-item>
                            <text:list-item>
                              <text:p text:style-name="P25">群體 帶著 恐懼心，為 獨裁者 服務。</text:p>
                            </text:list-item>
                          </text:list>
                        </text:list-item>
                        <text:list-item>
                          <text:p text:style-name="P23">君主制的 法律，以 君主 為 出發點、中心思想 →<text:span text:style-name="T25"> </text:span>為了 服務 君主 而 存在、變化。</text:p>
                          <text:list>
                            <text:list-item>
                              <text:p text:style-name="P26">君主 受限於 貴族。</text:p>
                              <text:list>
                                <text:list-item>
                                  <text:p text:style-name="P27">君主 把 權力 賦予給、分配給 貴族。</text:p>
                                  <text:list>
                                    <text:list-item>
                                      <text:p text:style-name="P27">君主 賦權、監督、休息。</text:p>
                                    </text:list-item>
                                    <text:list-item>
                                      <text:p text:style-name="P27">貴族 執行、管理、工作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6">明顯例子，英國的 封建王權。</text:p>
                            </text:list-item>
                            <text:list-item>
                              <text:p text:style-name="P28">群體 帶著 榮譽心，為 君主 服務。</text:p>
                            </text:list-item>
                          </text:list>
                        </text:list-item>
                        <text:list-item>
                          <text:p text:style-name="P23">貴族共和制的 法律，以 階級 為 出發點、中心思想 →<text:span text:style-name="T25"> </text:span>為了 服務 階級 而 存在。</text:p>
                          <text:list>
                            <text:list-item>
                              <text:p text:style-name="P29">有 身分、財產、家庭背景 才有機會 進入 領導層。</text:p>
                            </text:list-item>
                            <text:list-item>
                              <text:p text:style-name="P30">明顯例子，羅馬共和國的 元老院。</text:p>
                            </text:list-item>
                            <text:list-item>
                              <text:p text:style-name="P31">群體 帶著 階級（僵化）心，為 階級 服務。</text:p>
                              <text:list>
                                <text:list-item>
                                  <text:p text:style-name="P31">階級利益 比 私人利益 更重要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">民主共和制的 法律，以 政府 為 出發點、中心思想 →<text:span text:style-name="T25"> </text:span>為了 服務 政府 而 存在。</text:p>
                          <text:list>
                            <text:list-item>
                              <text:p text:style-name="P32">抽籤、每個人（公民）都有機會進入領導層。</text:p>
                            </text:list-item>
                            <text:list-item>
                              <text:p text:style-name="P29">明顯例子，古雅典。</text:p>
                            </text:list-item>
                            <text:list-item>
                              <text:p text:style-name="P33">群體 帶著 參與（政治）心，為 政府 服務。</text:p>
                              <text:list>
                                <text:list-item>
                                  <text:p text:style-name="P29">政府利益 比 私人利益 更重要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">金權制的 法律，以 金融系統 為 出發點、中心思想 →<text:span text:style-name="T25"> </text:span>為了服務 金融系統 而存在。</text:p>
                          <text:list>
                            <text:list-item>
                              <text:p text:style-name="P34">金權制的 法律、教育、國家、組織，以 金融系統 為 出發點、中心思想。</text:p>
                            </text:list-item>
                            <text:list-item>
                              <text:p text:style-name="P34">金權制的 法律、教育、國家、組織，為了 金融系統 服務 而 存在。</text:p>
                            </text:list-item>
                            <text:list-item>
                              <text:p text:style-name="P51"><text:span text:style-name="T27">群體 帶著 利益心，為 自己、金融系統 服務</text:span>。</text:p>
                              <text:list>
                                <text:list-item>
                                  <text:p text:style-name="P68">（相關描述在 <text:span text:style-name="T30">社會</text:span> 文件群的 <text:span text:style-name="T16">錢</text:span>的 <text:span text:style-name="T15">金權制</text:span><text:span text:style-name="T16">，</text:span><text:span text:style-name="T30">私人利益、金融系統利益 比 群體利益 更重要</text:span>）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6">群體制<text:span text:style-name="T31">的 法律</text:span>，<text:span text:style-name="T31">以 群體 為 出發點、中心思想 →</text:span><text:span text:style-name="T34"> </text:span>為了 <text:span text:style-name="T31">服務 </text:span>群體<text:span text:style-name="T31"> </text:span>而 存在<text:span text:style-name="T31">、變化</text:span>。</text:p>
                          <text:list>
                            <text:list-item>
                              <text:p text:style-name="P67">明顯例子，<text:span text:style-name="T14">人體</text:span><text:span text:style-name="T32">、</text:span><text:span text:style-name="T33">社團、同好會、遊戲公會</text:span>。</text:p>
                            </text:list-item>
                            <text:list-item>
                              <text:p text:style-name="P35">群體 帶著 群體心，為 群體、整體 服務。</text:p>
                              <text:list>
                                <text:list-item>
                                  <text:p text:style-name="P36">個體、群體 帶著 群體心，為 群體、整體 服務。</text:p>
                                </text:list-item>
                                <text:list-item>
                                  <text:p text:style-name="P37">個體、群體 以 群體 為 出發點、中心思想。</text:p>
                                </text:list-item>
                                <text:list-item>
                                  <text:p text:style-name="P37">個體、群體 為了 服務 群體 而 存在、變化。</text:p>
                                </text:list-item>
                              </text:list>
                            </text:list-item>
                            <text:list-item>
                              <text:p text:style-name="P35">群體制 是 整體制。</text:p>
                              <text:list>
                                <text:list-item>
                                  <text:p text:style-name="P38">個體，把 群體、個體群 視為 一個整體、一個完整個體。<text:span text:style-name="T29">{、一個最小單位、一個函數}</text:span></text:p>
                                  <text:list>
                                    <text:list-item>
                                      <text:p text:style-name="P39">群體、個體群 組成 一個整體、一個完整個體。<text:span text:style-name="T28">{、一個最小單位、一個函數}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5">明顯例子，（細胞）把 細胞群 視為 一個人體、一個人類個體。</text:p>
                                  <text:list>
                                    <text:list-item>
                                      <text:p text:style-name="P35">細胞群 組成 一個人體、一個人類個體。</text:p>
                                    </text:list-item>
                                    <text:list-item>
                                      <text:p text:style-name="P35">細胞 為 人體 服務。</text:p>
                                      <text:list>
                                        <text:list-item>
                                          <text:p text:style-name="P35">明顯例子，紅血球 搬運 氧氣、養分，為 人體 服務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5">細胞群 組成 器官、系統，為 人體 服務。</text:p>
                                      <text:list>
                                        <text:list-item>
                                          <text:p text:style-name="P35">明顯例子，細胞 組成 肺部，為 人體 服務。</text:p>
                                        </text:list-item>
                                        <text:list-item>
                                          <text:p text:style-name="P35">細胞 不是，為 肺部 服務。</text:p>
                                        </text:list-item>
                                        <text:list-item>
                                          <text:p text:style-name="P35">細胞 是，為 人體 服務。</text:p>
                                        </text:list-item>
                                        <text:list-item>
                                          <text:p text:style-name="P35">明顯例子，紅血球 是 呼吸系統的 成員，為 人體 服務。</text:p>
                                        </text:list-item>
                                        <text:list-item>
                                          <text:p text:style-name="P35">紅血球 不是，為 呼吸系統 服務。</text:p>
                                        </text:list-item>
                                        <text:list-item>
                                          <text:p text:style-name="P35">紅血球 是，為 人體 服務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0">明顯例子，把 人類群 視為 一個人類文明。</text:p>
                                </text:list-item>
                                <text:list-item>
                                  <text:p text:style-name="P35">明顯例子，把（生存、生活 在 地球 的）個體群 視為 一個地球文明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1">（盧梭 的）社會契約論。</text:p>
                  <text:list>
                    <text:list-item>
                      <text:p text:style-name="P42">主權在民。</text:p>
                      <text:list>
                        <text:list-item>
                          <text:p text:style-name="P43">國家主權 不屬於 政府、官員、人民代表。</text:p>
                        </text:list-item>
                        <text:list-item>
                          <text:p text:style-name="P44">國家主權 屬於 人民、<text:span text:style-name="T26">國民群</text:span>、群體。</text:p>
                        </text:list-item>
                        <text:list-item>
                          <text:p text:style-name="P45">個體的 個體、群體 權力、權利、權限，不是讓 政府、<text:span text:style-name="T26">領導層</text:span> 託管。</text:p>
                        </text:list-item>
                        <text:list-item>
                          <text:p text:style-name="P45">個體的 個體、群體 權力、權利、權限，是讓 社會、群體 託管。</text:p>
                          <text:list>
                            <text:list-item>
                              <text:p text:style-name="P46">社會、群體 是 使用者、藍圖者、潛能者、第一線執行者、第一線實現者。</text:p>
                            </text:list-item>
                            <text:list-item>
                              <text:p text:style-name="P47">政府、<text:span text:style-name="T26">領導層</text:span> 是 工具、執行者、實現者、指揮者、統整者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"><text:bookmark-start text:name="科舉"/>科舉<text:bookmark-end text:name="科舉"/></text:p>
          <text:list>
            <text:list-item>
              <text:p text:style-name="P48">知識 被直接掛鉤到 物質利益、身分地位、群體權力。</text:p>
              <text:list>
                <text:list-item>
                  <text:p text:style-name="P48">取得 物質利益、身分地位、群體權力 之後，知識就被 遺忘、丟在一邊、不會被實作和使用。</text:p>
                </text:list-item>
                <text:list-item>
                  <text:p text:style-name="P4">科舉 造成，學習 知識 不是，為了 滿足 好奇心。</text:p>
                </text:list-item>
                <text:list-item>
                  <text:p text:style-name="P48">科舉 造成，學習 知識 是，為了 滿足 物質利益慾望、身分地位慾望、群體權力慾望。</text:p>
                </text:list-item>
              </text:list>
            </text:list-item>
            <text:list-item>
              <text:p text:style-name="P49">目標 被直接掛鉤到 物質利益、身分地位、群體權力。</text:p>
              <text:list>
                <text:list-item>
                  <text:p text:style-name="P50">取得 物質利益、身分地位、群體權力 之後，有機率 感到迷茫、喪失目標、失去重心。</text:p>
                </text:list-item>
              </text:list>
            </text:list-item>
          </text:list>
        </text:list-item>
        <text:list-item>
          <text:p text:style-name="P50"><text:bookmark-start text:name="迴紋針行動"/>迴紋針行動<text:bookmark-end text:name="迴紋針行動"/></text:p>
          <text:list>
            <text:list-item>
              <text:p text:style-name="P50">美國的 行動。</text:p>
            </text:list-item>
            <text:list-item>
              <text:p text:style-name="P50">接收 納粹德國的 科學家、火箭專家。</text:p>
            </text:list-item>
            <text:list-item>
              <text:p text:style-name="P50">沒有接收 納粹德國的 超能力者。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1T23:36:42.437000000</dc:date>
    <meta:editing-duration>P21DT13H38M58S</meta:editing-duration>
    <meta:editing-cycles>13055</meta:editing-cycles>
    <meta:document-statistic meta:table-count="0" meta:image-count="0" meta:object-count="0" meta:page-count="1" meta:paragraph-count="168" meta:word-count="2966" meta:character-count="3534" meta:non-whitespace-character-count="3167"/>
  </office:meta>
</office:document-meta>
</file>